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d9398" officeooo:paragraph-rsid="001d9398"/>
    </style:style>
    <style:style style:name="P2" style:family="paragraph" style:parent-style-name="Text_20_body">
      <style:text-properties officeooo:rsid="001f32aa" officeooo:paragraph-rsid="001f32aa"/>
    </style:style>
    <style:style style:name="P3" style:family="paragraph" style:parent-style-name="Text_20_body">
      <style:text-properties officeooo:rsid="0033c760" officeooo:paragraph-rsid="0033c760"/>
    </style:style>
    <style:style style:name="P4" style:family="paragraph" style:parent-style-name="Text_20_body">
      <style:text-properties officeooo:paragraph-rsid="0038d723"/>
    </style:style>
    <style:style style:name="P5" style:family="paragraph" style:parent-style-name="Text_20_body">
      <style:text-properties officeooo:paragraph-rsid="004aab2a"/>
    </style:style>
    <style:style style:name="P6" style:family="paragraph" style:parent-style-name="Text_20_body">
      <style:text-properties officeooo:rsid="00600dd1" officeooo:paragraph-rsid="00600dd1"/>
    </style:style>
    <style:style style:name="P7" style:family="paragraph" style:parent-style-name="Bibliography_20_Heading">
      <style:paragraph-properties fo:break-before="page"/>
      <style:text-properties officeooo:paragraph-rsid="003cf500"/>
    </style:style>
    <style:style style:name="P8" style:family="paragraph" style:parent-style-name="Text_20_body">
      <style:text-properties officeooo:rsid="0052103a" officeooo:paragraph-rsid="0052103a"/>
    </style:style>
    <style:style style:name="P9" style:family="paragraph" style:parent-style-name="Text_20_body">
      <style:text-properties officeooo:rsid="00670d1f" officeooo:paragraph-rsid="006baed1"/>
    </style:style>
    <style:style style:name="P10" style:family="paragraph" style:parent-style-name="Text_20_body">
      <style:text-properties officeooo:rsid="004565d3" officeooo:paragraph-rsid="006ec83c"/>
    </style:style>
    <style:style style:name="P11" style:family="paragraph" style:parent-style-name="Text_20_body">
      <style:text-properties officeooo:rsid="00600dd1" officeooo:paragraph-rsid="00600dd1"/>
    </style:style>
    <style:style style:name="P12" style:family="paragraph" style:parent-style-name="Text_20_body">
      <style:text-properties officeooo:rsid="00889654" officeooo:paragraph-rsid="00889654"/>
    </style:style>
    <style:style style:name="P13" style:family="paragraph" style:parent-style-name="Text_20_body">
      <style:text-properties officeooo:paragraph-rsid="004aab2a"/>
    </style:style>
    <style:style style:name="P14" style:family="paragraph" style:parent-style-name="Text_20_body">
      <style:text-properties officeooo:paragraph-rsid="008d26d3"/>
    </style:style>
    <style:style style:name="P15" style:family="paragraph" style:parent-style-name="Heading_20_2">
      <style:text-properties officeooo:rsid="002805b3" officeooo:paragraph-rsid="002805b3"/>
    </style:style>
    <style:style style:name="P16" style:family="paragraph" style:parent-style-name="Heading_20_2">
      <style:text-properties officeooo:rsid="00600c6e" officeooo:paragraph-rsid="00600c6e"/>
    </style:style>
    <style:style style:name="P17" style:family="paragraph" style:parent-style-name="Heading_20_1">
      <style:text-properties officeooo:rsid="001e7635" officeooo:paragraph-rsid="001e7635"/>
    </style:style>
    <style:style style:name="P18" style:family="paragraph" style:parent-style-name="Heading_20_1">
      <style:text-properties officeooo:rsid="002805b3" officeooo:paragraph-rsid="002805b3"/>
    </style:style>
    <style:style style:name="P19" style:family="paragraph" style:parent-style-name="Heading_20_1">
      <style:paragraph-properties fo:break-before="page"/>
      <style:text-properties officeooo:rsid="006079d5" officeooo:paragraph-rsid="006079d5"/>
    </style:style>
    <style:style style:name="T1" style:family="text">
      <style:text-properties officeooo:rsid="001fc8b9"/>
    </style:style>
    <style:style style:name="T2" style:family="text">
      <style:text-properties officeooo:rsid="0020beef"/>
    </style:style>
    <style:style style:name="T3" style:family="text">
      <style:text-properties officeooo:rsid="0022af7e"/>
    </style:style>
    <style:style style:name="T4" style:family="text">
      <style:text-properties officeooo:rsid="0034a01c"/>
    </style:style>
    <style:style style:name="T5" style:family="text">
      <style:text-properties officeooo:rsid="0038d723"/>
    </style:style>
    <style:style style:name="T6" style:family="text">
      <style:text-properties officeooo:rsid="0047118d"/>
    </style:style>
    <style:style style:name="T7" style:family="text">
      <style:text-properties officeooo:rsid="004aab2a"/>
    </style:style>
    <style:style style:name="T8" style:family="text">
      <style:text-properties officeooo:rsid="005344f9"/>
    </style:style>
    <style:style style:name="T9" style:family="text">
      <style:text-properties officeooo:rsid="00568a7e"/>
    </style:style>
    <style:style style:name="T10" style:family="text">
      <style:text-properties officeooo:rsid="0062e556"/>
    </style:style>
    <style:style style:name="T11" style:family="text">
      <style:text-properties officeooo:rsid="00690ac1"/>
    </style:style>
    <style:style style:name="T12" style:family="text">
      <style:text-properties officeooo:rsid="0089d4fd"/>
    </style:style>
    <style:style style:name="T13" style:family="text">
      <style:text-properties officeooo:rsid="008d7b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Measurement of the Software Engineering Process</text:p>
      <text:h text:style-name="P17" text:outline-level="1">Introduction</text:h>
      <text:p text:style-name="P2">The purpose of this report is to <text:span text:style-name="T1">review and discuss the measurement of the software engineering process</text:span>. <text:span text:style-name="T2">I will begin with an </text:span>analys<text:span text:style-name="T2">is</text:span> and discuss<text:span text:style-name="T2">ion of</text:span> the different means with which the software engineering process can be measured <text:span text:style-name="T2">and </text:span>assessed in terms of the measurable data. <text:span text:style-name="T3">This will be followed by an investigation of the computational platforms available for such work. Finally, I will look at the measurement of software engineering from an ethical standpoint, especially in regards to the collection of personal data. <text:line-break/>This report will show how one could use existing technology and methodology to monitor the productivity of software engineers, as well as determine the extent of the utility of this measurement. Different measurement approaches, both manual and automated, will be examined and compared. Ethical implications of this data measurement and interpretation will be considered, especially in the light of recent EU legislation which has put ethical data collection at the forefront of current discussions. There are many differing views when it comes to how best to measure software engineering, and whether it can be measured at all. This contrasting viewpoints will serve as a basis for this report.</text:span></text:p>
      <text:h text:style-name="P18" text:outline-level="1">Measurement and Assessment of the Software Engineering Process</text:h>
      <text:h text:style-name="P15" text:outline-level="2">Measurement</text:h>
      <text:p text:style-name="P3">There is debate in the field of software engineering as to what measurements reflect the productivity of engineers. <text:span text:style-name="T4">Historical measurements like lines of code (LOC) or person-months of work are still used by some, despite being generally accepted as inconclusive and archaic. In the mid-1970s there was a move away from these measurements towards what were hoped to be more illuminating ones. The need for this was precipitated by an increase in the diversity of programming languages, as for example LOC in assembly and high level languages were incomparable(Fenton and Neil, 1999). Manual data collection from software engineers became the norm.</text:span></text:p>
      <text:p text:style-name="P10">Personal Software Processing (PSP) <text:span text:style-name="T6">is a common type of manual data collection and analysis of the software engineering process (Johnson, 2013). From the measurement point of view, it involves the engineers recording data about themselves and their work processes. They would record their development plans, time estimations of work, bugs encountered and fixed, design checklists, among other things. PSP allows for a wide array of data to be collected for analysis. The manual nature of the data collection allows subjectivity to affect the data. It is the engineer’s choice what data they record, and whether or not it is a true reflection of the work done, or just their interpretation, is difficult to ascertain. The collection of data can also be tedious and error-prone, further negating its usefulness. In addition, recording data about their process interrupts an engineer’s rhythm, and can </text:span><text:soft-page-break/><text:span text:style-name="T6">prove detrimental to their productivity. It is a good example of how measurement can affect the outcome of the very thing being measured.</text:span></text:p>
      <text:p text:style-name="P10"><text:span text:style-name="T6">This is not to say that PSP is unhelpful, as manual data collection adds a degree of flexibility that may be lacking from automated systems. It is simpler to ask someone to record different data than it is to configure a system to change the data it collects.</text:span></text:p>
      <text:p text:style-name="P8">A radically different approach to measuring software engineers involves collecting data not about their work, but by their well-being, or happiness. <text:span text:style-name="T8">Productivity has been shown to be correlated to happiness (Yano et al., 2015). This is a general approach to measuring the productivity of workers in knowledge based or service industries, but is applicable to software engineering. The collection of data in this instance is done via wearable technology. <text:s/>The sensors in the wearable device measure movement. As described by Yano et al. physical activity is a good indicator of happiness, so it is the criterion by which happiness will be calculated. The wearable devices provide an alternative means of collecting data. While this type of automated measurement is used to collect different data to that used by PSP, it is also possible to automate the collection of more traditional data that relates to software engineering.</text:span></text:p>
      <text:p text:style-name="P9">Collection of data similar to that used in PSP can be automated, as in the tool Hackystat (Johnson, 2013). <text:span text:style-name="T11">Data collection software can be built into the tools used by software engineers to monitor them. This prevents engineers from having to interrupt their work to record data about their process. Automated collection of data is unobtrusive and doesn’t directly affect engineer productivity, unlike manual data collection. It can also allow more data to be collected. However, there are ethical concerns about this mode of data collection. By removing engineers from the loop, the people being measured lose their say in what data about them is recorded. This raises the issue of whether or not all of the data being collected is invasive and even necessary to measure software engineers. Automated data collection will be discussed further under the heading of computational platforms for assessment, and ethical concerns and implications will also be discussed more generally later in this report.</text:span></text:p>
      <text:h text:style-name="P16" text:outline-level="2">Assessment</text:h>
      <text:p text:style-name="P6">Clearly, it is possible to quantify the software engineering process. <text:span text:style-name="T10">The question is not whether or not data can be collected, but whether meaningful insights can be derived from it. As already discussed, archaic means of measurement like LOC and person-months offered little insight into the software engineering process. They were very subjective means of assessing engineers and could only be useful in a limited set of scenarios. Broader schemes of measurements, collected either manually or via automation, offer better hope for useful data.</text:span></text:p>
      <text:p text:style-name="P12">PSP has been shown to convey useful information <text:span text:style-name="T12">from the data it collects (Johnson et al. 2003). With proper application, one can become more effective at estimating how long a piece of software will take to write, or reduce the amount of defects in the delivered software by utilising the insights from PSP.</text:span></text:p>
      <text:p text:style-name="P6"/>
      <text:h text:style-name="P19" text:outline-level="1">Computational Platforms for the Analysis of the Software Engineering Process</text:h>
      <text:p text:style-name="P7">References</text:p>
      <text:p text:style-name="P4"><text:span text:style-name="Source_20_Text">Norman E. Fenton , Martin Neil </text:span><text:span text:style-name="Source_20_Text"><text:span text:style-name="T5">1999. </text:span></text:span><text:span text:style-name="Source_20_Text">Software metrics: successes, failures and new directions. Centre for Software Reliability, City University, Northampton Square, London EC1V OHB, UK</text:span></text:p>
      <text:p text:style-name="P5"><text:span text:style-name="Source_20_Text"><text:span text:style-name="T7">Philip M. Johnson, 2013. Searching under the streetlight for useful software analytics. University of Hawaii at Manoa</text:span></text:span></text:p>
      <text:p text:style-name="P5"><text:span text:style-name="Source_20_Text">Kazuo Yano, Dr. Eng., Tomoaki Akitomi, Koji Ara, Dr. Eng., Junichiro Watanabe, Dr. Eng., Satomi Tsuji, Nobuo Sato, Ph.D., Miki Hayakawa, Norihiko Moriwaki, Dr. Eng., </text:span><text:span text:style-name="Source_20_Text"><text:span text:style-name="T9">2015.</text:span></text:span><text:span text:style-name="Source_20_Text"> Measuring Happiness Using Wearable Technology. </text:span></text:p>
      <text:p text:style-name="P14"><text:span text:style-name="Source_20_Text">Philip M. Johnson, Hongbing Kou, Joy Agustin, Christopher Chan, Carleton Moore, Jitender Miglani, Shenyan Zhen, William E.J. Doane </text:span><text:span text:style-name="Source_20_Text"><text:span text:style-name="T13">2003</text:span></text:span><text:span text:style-name="Source_20_Text">. Beyond the Personal Software Process: Metrics collection and analysis for the differently disciplined. Collaborative Software Development Laboratory, Department of Information and Computer Sciences, University of Hawa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57:31.837328233</meta:creation-date>
    <dc:date>2018-11-10T16:12:17.839856596</dc:date>
    <meta:editing-duration>PT3H15M13S</meta:editing-duration>
    <meta:editing-cycles>104</meta:editing-cycles>
    <meta:generator>LibreOffice/6.0.6.2$Linux_X86_64 LibreOffice_project/00m0$Build-2</meta:generator>
    <meta:document-statistic meta:table-count="0" meta:image-count="0" meta:object-count="0" meta:page-count="4" meta:paragraph-count="19" meta:word-count="1097" meta:character-count="7066" meta:non-whitespace-character-count="5985"/>
  </office:meta>
</office:document-meta>
</file>